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329cm" fo:margin-left="0.328cm" fo:margin-right="6.343cm" table:align="margins"/>
    </style:style>
    <style:style style:name="表格1.A" style:family="table-column">
      <style:table-column-properties style:column-width="10.329cm" style:rel-column-width="5856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0.135cm" table:align="margins"/>
    </style:style>
    <style:style style:name="表格2.A" style:family="table-column">
      <style:table-column-properties style:column-width="5.068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paragraph-properties fo:text-align="center" style:justify-single-word="false"/>
      <style:text-properties fo:color="#000000" style:font-name-asian="¿¬Ìå_GB2312" style:font-size-asian="11pt" style:language-asian="zh" style:country-asian="CN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fo:color="#000000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T1" style:family="text">
      <style:text-properties style:font-name="ËÎÌå" fo:font-size="15pt"/>
    </style:style>
    <style:style style:name="T2" style:family="text">
      <style:text-properties style:font-name-asian="ËÎÌå" style:font-size-asian="15pt"/>
    </style:style>
    <style:style style:name="T3" style:family="text">
      <style:text-properties style:font-name="Arial Black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3">深圳市牧泰莱电路技术有限公司</text:p>
            <text:p text:style-name="P4"><text:span text:style-name="T3">SHENZHEN MULTILAYER PCB TECHNOLOGY CO.,LTD.</text:span></text:p>
            <text:p text:style-name="P4"><text:span text:style-name="T2">合格标签</text:span><text:span text:style-name="T1">/QC PASS</text:span>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6">客户代号：</text:p>
                  <text:p text:style-name="P6">Customer</text:p>
                </table:table-cell>
                <table:table-cell table:style-name="表格2.B1" office:value-type="string">
                  <text:p text:style-name="P6">档案号：</text:p>
                  <text:p text:style-name="P6">File NO.</text:p>
                </table:table-cell>
              </table:table-row>
              <table:table-row>
                <table:table-cell table:style-name="表格2.A2" office:value-type="string">
                  <text:p text:style-name="P6">零件号：</text:p>
                  <text:p text:style-name="P6">Part NO.</text:p>
                </table:table-cell>
                <table:table-cell table:style-name="表格2.B2" office:value-type="string">
                  <text:p text:style-name="P6">生产批次号：</text:p>
                  <text:p text:style-name="P6">Production No.</text:p>
                </table:table-cell>
              </table:table-row>
              <table:table-row>
                <table:table-cell table:style-name="表格2.A2" office:value-type="string">
                  <text:p text:style-name="P6">物料编码：</text:p>
                  <text:p text:style-name="P6">Order No.</text:p>
                </table:table-cell>
                <table:table-cell table:style-name="表格2.B2" office:value-type="string">
                  <text:p text:style-name="P6">订单批次号：</text:p>
                  <text:p text:style-name="P6">Order Batch No</text:p>
                </table:table-cell>
              </table:table-row>
              <table:table-row>
                <table:table-cell table:style-name="表格2.A2" office:value-type="string">
                  <text:p text:style-name="P6">数量：</text:p>
                  <text:p text:style-name="P6">Q T Y</text:p>
                </table:table-cell>
                <table:table-cell table:style-name="表格2.B2" office:value-type="string">
                  <text:p text:style-name="P6">生产日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包装员：</text:p>
                  <text:p text:style-name="P6">packager</text:p>
                </table:table-cell>
                <table:table-cell table:style-name="表格2.B2" office:value-type="string">
                  <text:p text:style-name="P6">包装日期：</text:p>
                  <text:p text:style-name="P6">The Date</text:p>
                </table:table-cell>
              </table:table-row>
              <table:table-row>
                <table:table-cell table:style-name="表格2.A2" office:value-type="string">
                  <text:p text:style-name="P6">Caution:</text:p>
                </table:table-cell>
                <table:table-cell table:style-name="表格2.B2" office:value-type="string">
                  <text:p text:style-name="P6">MSL等级：III</text:p>
                </table:table-cell>
              </table:table-row>
            </table:table>
            <text:p text:style-name="P5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1:11:13.34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62" meta:character-count="248"/>
  </office:meta>
</office:document-meta>
</file>